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08da" officeooo:paragraph-rsid="001a08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6e01" officeooo:paragraph-rsid="001b6e0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ae99" officeooo:paragraph-rsid="0022ae9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3dbd3" officeooo:paragraph-rsid="0013dbd3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a08da" officeooo:paragraph-rsid="0018b916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580e4"/>
    </style:style>
    <style:style style:name="P13" style:family="paragraph" style:parent-style-name="Standard">
      <style:paragraph-properties fo:text-align="start" style:justify-single-word="false"/>
      <style:text-properties officeooo:paragraph-rsid="001a08da"/>
    </style:style>
    <style:style style:name="P14" style:family="paragraph" style:parent-style-name="Standard">
      <style:paragraph-properties fo:text-align="start" style:justify-single-word="false"/>
      <style:text-properties officeooo:paragraph-rsid="0022ae99"/>
    </style:style>
    <style:style style:name="P15" style:family="paragraph" style:parent-style-name="Standard">
      <style:paragraph-properties fo:text-align="start" style:justify-single-word="false"/>
      <style:text-properties officeooo:paragraph-rsid="002ac2f5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officeooo:rsid="001a08da" officeooo:paragraph-rsid="001a08da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1c4e99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2e60ba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cebc8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e9b77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f4148" officeooo:paragraph-rsid="001f4148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117b1" officeooo:paragraph-rsid="002117b1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2ae99" officeooo:paragraph-rsid="0022ae99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4883d" officeooo:paragraph-rsid="0022ae99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547fa" officeooo:paragraph-rsid="002547fa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65998" officeooo:paragraph-rsid="00265998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73f73" officeooo:paragraph-rsid="00265998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d4736" officeooo:paragraph-rsid="002d4736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73f73" officeooo:paragraph-rsid="00265998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a7275" officeooo:paragraph-rsid="002a7275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ac2f5" officeooo:paragraph-rsid="002ac2f5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Ubuntu" officeooo:paragraph-rsid="001c4e99"/>
    </style:style>
    <style:style style:name="P33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c4e99" officeooo:paragraph-rsid="001a08da" style:font-style-asian="italic" style:font-style-complex="italic"/>
    </style:style>
    <style:style style:name="P34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f4148" officeooo:paragraph-rsid="001e9b77" style:font-style-asian="italic" style:font-style-complex="italic"/>
    </style:style>
    <style:style style:name="P35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117b1" style:font-style-asian="italic" style:font-style-complex="italic"/>
    </style:style>
    <style:style style:name="P36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2ae99" style:font-style-asian="italic" style:font-style-complex="italic"/>
    </style:style>
    <style:style style:name="P37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547fa" officeooo:paragraph-rsid="0022ae99" style:font-style-asian="italic" style:font-style-complex="italic"/>
    </style:style>
    <style:style style:name="P38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5bdb7" officeooo:paragraph-rsid="002547fa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a3c04" officeooo:paragraph-rsid="00265998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a7275" officeooo:paragraph-rsid="002547fa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Ubuntu" officeooo:rsid="001d9ab0" officeooo:paragraph-rsid="001d9ab0"/>
    </style:style>
    <style:style style:name="P42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2451"/>
    </style:style>
    <style:style style:name="P43" style:family="paragraph" style:parent-style-name="Standard">
      <style:paragraph-properties fo:text-align="start" style:justify-single-word="false"/>
      <style:text-properties fo:font-style="normal" style:text-underline-style="none" officeooo:rsid="002547fa" officeooo:paragraph-rsid="002547fa" style:font-style-asian="normal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tyle="normal" style:text-underline-style="none" officeooo:rsid="00265998" officeooo:paragraph-rsid="00265998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5998" officeooo:paragraph-rsid="00265998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22ae99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73f73" officeooo:paragraph-rsid="00265998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Ubuntu" fo:font-weight="normal" officeooo:paragraph-rsid="00265998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1a08da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1c4e99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f4148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22ae99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2a3c04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2a7275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2c9729" style:font-style-asian="italic" style:font-weight-asian="bold" style:font-style-complex="italic" style:font-weight-complex="bold"/>
    </style:style>
    <style:style style:name="T9" style:family="text">
      <style:text-properties fo:font-style="italic" officeooo:rsid="0022ae99" style:font-style-asian="italic" style:font-style-complex="italic"/>
    </style:style>
    <style:style style:name="T10" style:family="text">
      <style:text-properties fo:font-style="italic" officeooo:rsid="001f4148" style:font-style-asian="italic" style:font-style-complex="italic"/>
    </style:style>
    <style:style style:name="T11" style:family="text">
      <style:text-properties officeooo:rsid="001580e4"/>
    </style:style>
    <style:style style:name="T12" style:family="text">
      <style:text-properties officeooo:rsid="0016fae4"/>
    </style:style>
    <style:style style:name="T13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Ubuntu" fo:font-size="12pt" fo:font-style="normal" style:text-underline-style="none" fo:font-weight="normal" officeooo:rsid="001a08da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Ubuntu" fo:font-size="12pt" fo:font-style="normal" style:text-underline-style="none" fo:font-weight="normal" officeooo:rsid="0022ae99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Ubuntu" fo:font-size="12pt" fo:font-style="normal" style:text-underline-style="none" fo:font-weight="normal" officeooo:rsid="002d4300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Ubuntu"/>
    </style:style>
    <style:style style:name="T19" style:family="text">
      <style:text-properties fo:color="#000000" style:font-name="Ubuntu" officeooo:rsid="001a08da"/>
    </style:style>
    <style:style style:name="T20" style:family="text">
      <style:text-properties fo:color="#000000" style:font-name="Ubuntu" fo:font-style="normal" style:text-underline-style="none" officeooo:rsid="0022ae99" style:font-style-asian="normal" style:font-style-complex="normal"/>
    </style:style>
    <style:style style:name="T21" style:family="text">
      <style:text-properties fo:color="#000000" style:font-name="Ubuntu" fo:font-style="normal" style:text-underline-style="none" officeooo:rsid="0024883d" style:font-style-asian="normal" style:font-style-complex="normal"/>
    </style:style>
    <style:style style:name="T22" style:family="text">
      <style:text-properties fo:color="#000000" style:font-name="Ubuntu" fo:font-style="normal" style:text-underline-style="none" fo:font-weight="normal" officeooo:rsid="002a7275" style:font-style-asian="normal" style:font-weight-asian="normal" style:font-style-complex="normal" style:font-weight-complex="normal"/>
    </style:style>
    <style:style style:name="T23" style:family="text">
      <style:text-properties fo:color="#000000" style:font-name="Ubuntu" fo:font-style="normal" style:text-underline-style="none" fo:font-weight="normal" officeooo:rsid="002ac2f5" style:font-style-asian="normal" style:font-weight-asian="normal" style:font-style-complex="normal" style:font-weight-complex="normal"/>
    </style:style>
    <style:style style:name="T24" style:family="text">
      <style:text-properties fo:color="#000000" style:font-name="Ubuntu" fo:font-style="normal" style:text-underline-style="none" fo:font-weight="normal" officeooo:rsid="002c9729" style:font-style-asian="normal" style:font-weight-asian="normal" style:font-style-complex="normal" style:font-weight-complex="normal"/>
    </style:style>
    <style:style style:name="T25" style:family="text">
      <style:text-properties fo:color="#000000" style:font-name="Ubuntu" fo:font-style="italic" style:text-underline-style="solid" style:text-underline-width="auto" style:text-underline-color="font-color" fo:font-weight="bold" officeooo:rsid="002547fa" style:font-style-asian="italic" style:font-weight-asian="bold" style:font-style-complex="italic" style:font-weight-complex="bold"/>
    </style:style>
    <style:style style:name="T26" style:family="text">
      <style:text-properties fo:color="#000000" style:font-name="Ubuntu" fo:font-style="italic" style:text-underline-style="solid" style:text-underline-width="auto" style:text-underline-color="font-color" fo:font-weight="bold" officeooo:rsid="0025bdb7" style:font-style-asian="italic" style:font-weight-asian="bold" style:font-style-complex="italic" style:font-weight-complex="bold"/>
    </style:style>
    <style:style style:name="T27" style:family="text">
      <style:text-properties fo:color="#000000" style:font-name="Ubuntu" fo:font-style="italic" style:font-style-asian="italic" style:font-style-complex="italic"/>
    </style:style>
    <style:style style:name="T28" style:family="text">
      <style:text-properties fo:color="#000000" style:font-name="Ubuntu" fo:font-style="italic" officeooo:rsid="00273f73" style:font-style-asian="italic" style:font-style-complex="italic"/>
    </style:style>
    <style:style style:name="T29" style:family="text">
      <style:text-properties fo:color="#000000" style:font-name="Ubuntu" fo:font-weight="bold" officeooo:rsid="002547fa" style:font-weight-asian="bold" style:font-weight-complex="bold"/>
    </style:style>
    <style:style style:name="T30" style:family="text">
      <style:text-properties fo:color="#000000" style:font-name="Ubuntu" officeooo:rsid="0025bdb7"/>
    </style:style>
    <style:style style:name="T31" style:family="text">
      <style:text-properties fo:color="#000000" style:font-name="Ubuntu" officeooo:rsid="00273f73"/>
    </style:style>
    <style:style style:name="T32" style:family="text">
      <style:text-properties fo:color="#ff9da4"/>
    </style:style>
    <style:style style:name="T33" style:family="text">
      <style:text-properties fo:color="#ff9da4" style:font-name="Droid Sans Mono" fo:font-size="10.5pt" fo:font-weight="normal" fo:background-color="#002451" loext:char-shading-value="0"/>
    </style:style>
    <style:style style:name="T34" style:family="text">
      <style:text-properties fo:color="#d1f1a9"/>
    </style:style>
    <style:style style:name="T35" style:family="text">
      <style:text-properties fo:color="#d1f1a9" style:font-name="Droid Sans Mono" fo:font-size="10.5pt" fo:font-weight="normal" fo:background-color="#002451" loext:char-shading-value="0"/>
    </style:style>
    <style:style style:name="T36" style:family="text">
      <style:text-properties fo:font-style="normal" style:text-underline-style="none" officeooo:rsid="001c4e99" style:font-style-asian="normal" style:font-style-complex="normal"/>
    </style:style>
    <style:style style:name="T37" style:family="text">
      <style:text-properties fo:font-style="normal" style:text-underline-style="none" officeooo:rsid="001cebc8" style:font-style-asian="normal" style:font-style-complex="normal"/>
    </style:style>
    <style:style style:name="T38" style:family="text">
      <style:text-properties fo:font-style="normal" style:text-underline-style="none" officeooo:rsid="00273f73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officeooo:rsid="002fb735" style:font-style-asian="normal" style:font-weight-asian="normal" style:font-style-complex="normal" style:font-weight-complex="normal"/>
    </style:style>
    <style:style style:name="T40" style:family="text">
      <style:text-properties officeooo:rsid="001d9ab0"/>
    </style:style>
    <style:style style:name="T41" style:family="text">
      <style:text-properties officeooo:rsid="001f4148"/>
    </style:style>
    <style:style style:name="T42" style:family="text">
      <style:text-properties officeooo:rsid="0022ae99"/>
    </style:style>
    <style:style style:name="T43" style:family="text">
      <style:text-properties officeooo:rsid="002a3c04"/>
    </style:style>
    <style:style style:name="T44" style:family="text">
      <style:text-properties officeooo:rsid="002d4736"/>
    </style:style>
    <style:style style:name="T45" style:family="text">
      <style:text-properties officeooo:rsid="002fb735"/>
    </style:style>
    <style:style style:name="T46" style:family="text">
      <style:text-properties fo:color="#9cdcfe" style:font-name="Droid Sans Mono" fo:font-size="10.5pt" fo:background-color="#1e1e1e" loext:char-shading-value="0"/>
    </style:style>
    <style:style style:name="T47" style:family="text">
      <style:text-properties fo:color="#d4d4d4" style:font-name="Droid Sans Mono" fo:font-size="10.5pt"/>
    </style:style>
    <style:style style:name="T48" style:family="text">
      <style:text-properties fo:color="#d4d4d4" style:font-name="Droid Sans Mono" fo:font-size="10.5pt" fo:background-color="#1e1e1e" loext:char-shading-value="0"/>
    </style:style>
    <style:style style:name="T49" style:family="text">
      <style:text-properties fo:color="#d4d4d4" style:font-name="Droid Sans Mono" fo:font-size="10.5pt" officeooo:rsid="002fb735" fo:background-color="#1e1e1e" loext:char-shading-value="0"/>
    </style:style>
    <style:style style:name="T50" style:family="text">
      <style:text-properties fo:color="#b5cea8" style:font-name="Droid Sans Mono" fo:font-size="10.5pt" fo:background-color="#1e1e1e" loext:char-shading-value="0"/>
    </style:style>
    <style:style style:name="T51" style:family="text">
      <style:text-properties fo:color="#569cd6" style:font-name="Droid Sans Mono" fo:font-size="10.5pt" fo:background-color="#1e1e1e" loext:char-shading-value="0"/>
    </style:style>
    <style:style style:name="T52" style:family="text">
      <style:text-properties style:font-name="Droid Sans Mono"/>
    </style:style>
    <style:style style:name="T53" style:family="text">
      <style:text-properties style:font-name="Droid Sans Mono" fo:font-size="10.5pt"/>
    </style:style>
    <style:style style:name="T54" style:family="text">
      <style:text-properties style:font-name="Ubuntu" fo:font-size="12pt" officeooo:rsid="002fb735" fo:background-color="transparent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10"/>
      <text:p text:style-name="P2">1) git clone <text:span text:style-name="T12">&lt;</text:span>adresserepo<text:span text:style-name="T12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12">&lt;</text:span>nombranche<text:span text:style-name="T12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12">4</text:span>) <text:span text:style-name="T11">git branch</text:span></text:p>
      <text:p text:style-name="P2"/>
      <text:p text:style-name="P3">Permet de voir les différentes branches existantes</text:p>
      <text:p text:style-name="P3"/>
      <text:p text:style-name="P12"><text:span text:style-name="T13">5</text:span><text:span text:style-name="T14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12"><text:span text:style-name="T13">6</text:span><text:span text:style-name="T14">) <text:s/></text:span><text:span text:style-name="T13">git add &lt;fichiers&gt; (ou –all)</text:span></text:p>
      <text:p text:style-name="P5"/>
      <text:p text:style-name="P4">Prépare les fichiers à envoyer sur le dépôt distant</text:p>
      <text:p text:style-name="P4"/>
      <text:p text:style-name="P4">7) git commit -m « .. »</text:p>
      <text:p text:style-name="P4"/>
      <text:p text:style-name="P4">Envoi les fichiers entre le local et le dépôt distant, avec une description de ce qui a été fait entre guillemets</text:p>
      <text:p text:style-name="P4"/>
      <text:p text:style-name="P4">8) git push</text:p>
      <text:p text:style-name="P4"/>
      <text:p text:style-name="P4">Après avoir fait les 2 cmd précédentes, envoie sur le dépôt distant</text:p>
      <text:p text:style-name="P4"/>
      <text:p text:style-name="P6">9) git pull</text:p>
      <text:p text:style-name="P6"/>
      <text:p text:style-name="P6">Met à jour la branche actuelle avec la branche sur le dépôt distant (règle gnrle : le faire avant de commencer à travailler)</text:p>
      <text:p text:style-name="P6"/>
      <text:p text:style-name="P6">10) git revert HEAD~n</text:p>
      <text:p text:style-name="P6"/>
      <text:p text:style-name="P6">annule le n-ième dernier commit envoyé en distant (0 compte)</text:p>
      <text:p text:style-name="P6"/>
      <text:p text:style-name="P8">11) git merge nombranche</text:p>
      <text:p text:style-name="P8"/>
      <text:p text:style-name="P8">Après s’être placé sur la branche qu’on souhaite conserver (checkout), fusionne nombranche avec celle-ci.</text:p>
      <text:p text:style-name="P9"><text:soft-page-break/>12) git checkout – fichier (ou . <text:s/>À la place de fichier pour tous les fichiers)</text:p>
      <text:p text:style-name="P9"/>
      <text:p text:style-name="P9">Annule les modifs faites, reviens à la dernière version où le répertoire était propre</text:p>
      <text:p text:style-name="P9"/>
      <text:p text:style-name="P9">13) git stash</text:p>
      <text:p text:style-name="P9"/>
      <text:p text:style-name="P14"><text:span text:style-name="T16">Met les modifs ou erreurs en mémoire et les ignore si on ne les rappelle pas (git stash </text:span><text:span text:style-name="T17">pop </text:span><text:span text:style-name="T16">pour récupérer, disparaît au bout de 1 ou 2j) </text:span><text:span text:style-name="T17">(git stash show -p pour voir ce qu’il y a en mémoire.)</text:span></text:p>
      <text:p text:style-name="P6"/>
      <text:p text:style-name="P6"><text:tab/><text:tab/><text:span text:style-name="T2">Machine virtuelle (Ubuntu) :</text:span></text:p>
      <text:p text:style-name="P11"/>
      <text:p text:style-name="P7">Permet de lancer linux dans une fenêtre depuis windows, sans dual boot.</text:p>
      <text:p text:style-name="P11"/>
      <text:p text:style-name="P7">Se baser sur la vidéo : <text:a xlink:type="simple" xlink:href="https://www.youtube.com/watch?v=x5MhydijWmc" text:style-name="Internet_20_link" text:visited-style-name="Visited_20_Internet_20_Link">https://www.youtube.com/watch?v=x5MhydijWmc</text:a> (« How to Install Ubuntu 20.04 LTS on VirtualBox in Windows 10 »)</text:p>
      <text:p text:style-name="P7"/>
      <text:p text:style-name="P7">Pb rencontrés :</text:p>
      <text:p text:style-name="P7"/>
      <text:p text:style-name="P7">- Fenêtre non adaptée, installation qui charge à l’infini =&gt; supprimer la vm et réinstaller (<text:a xlink:type="simple" xlink:href="https://www.softwarehow.com/delete-virtual-machine-virtualbox/" text:style-name="Internet_20_link" text:visited-style-name="Visited_20_Internet_20_Link">https://www.softwarehow.com/delete-virtual-machine-virtualbox/</text:a> )</text:p>
      <text:p text:style-name="P7"/>
      <text:p text:style-name="P13"><text:span text:style-name="T15">- Avant d’utiliser « </text:span>sudo apt install build-essential dkms linux-headers-$(uname -r) <text:span text:style-name="T18">», </text:span><text:span text:style-name="T19">faire un « sudo apt update » « sudo apt upgrade » pour que tout soit à jour.</text:span></text:p>
      <text:p text:style-name="P16">Ne pas oublier le « s » de « headers »…</text:p>
      <text:p text:style-name="P16"/>
      <text:p text:style-name="P16"><text:tab/><text:span text:style-name="T3">Bootstrap :</text:span></text:p>
      <text:p text:style-name="P33"/>
      <text:p text:style-name="P17">Ensemble de fichier css, javascript,… préparé à l’avance et utilisable tel quel soit en téléchargeant l’ensemble ou en référençant un lien où ils sont stockés.</text:p>
      <text:p text:style-name="P17"/>
      <text:p text:style-name="P32"><text:span text:style-name="T36">Mettre dans le &lt;head&gt;: - </text:span><text:span text:style-name="T33">&lt;meta name=</text:span><text:span text:style-name="T35">"viewport"</text:span><text:span text:style-name="T33"> content=</text:span><text:span text:style-name="T35">"width=device-width, initial-scale=1, shrink-to-fit=no"</text:span><text:span text:style-name="T33">&gt;</text:span></text:p>
      <text:p text:style-name="P17">=&gt; Fais en sorte que la page s’adapte automatiquement à la taille de l’écran (mobile, ordinateur).</text:p>
      <text:p text:style-name="P17"/>
      <text:p text:style-name="P18">1) Version en ligne</text:p>
      <text:p text:style-name="P18"/>
      <text:p text:style-name="P32"><text:span text:style-name="T36">-</text:span><text:span text:style-name="T33">&lt;link rel=</text:span><text:span text:style-name="T35">"stylesheet"</text:span><text:span text:style-name="T33"> href=</text:span><text:span text:style-name="T35">"https://maxcdn.bootstrapcdn.com/bootstrap/4.0.0/css/bootstrap.min.css"</text:span><text:span text:style-name="T33"> integrity=</text:span><text:span text:style-name="T35">"sha384-Gn5384xqQ1aoWXA+058RXPxPg6fy4IWvTNh0E263XmFcJlSAwiGgFAW/dAiS6JXm"</text:span><text:span text:style-name="T33"> crossorigin=</text:span><text:span text:style-name="T35">"anonymous"</text:span><text:span text:style-name="T33">&gt;</text:span></text:p>
      <text:p text:style-name="P17">=&gt; Permet d’avoir accès aux fichiers css prêts.</text:p>
      <text:p text:style-name="P17"/>
      <text:p text:style-name="P32"><text:span text:style-name="T36">Mettre : - </text:span><text:span text:style-name="T37">dans le &lt;head&gt; : </text:span><text:span text:style-name="T33">&lt;script src=</text:span><text:span text:style-name="T35">"https://maxcdn.bootstrapcdn.com/bootstrap/4.0.0/js/bootstrap.min.js"</text:span><text:span text:style-name="T33"> integrity=</text:span><text:span text:style-name="T35">"sha384-JZR6Spejh4U02d8jOt6vLEHfe/JQGiRRSQQxSfFWpi1MquVdAyjUar5+76PVCmYl"</text:span><text:span text:style-name="T33"> crossorigin=</text:span><text:span text:style-name="T35">"anonymous"</text:span><text:span text:style-name="T33">&gt;&lt;/script&gt;</text:span></text:p>
      <text:p text:style-name="P32"><text:span text:style-name="T36">- </text:span><text:span text:style-name="T37">à la fin du &lt;body&gt; : </text:span><text:span text:style-name="T33">&lt;script src=</text:span><text:span text:style-name="T35">"https://code.jquery.com/jquery-3.2.1.slim.min.js"</text:span><text:span text:style-name="T33"> integrity=</text:span><text:span text:style-name="T35">"sha384-KJ3o2DKtIkvYIK3UENzmM7KCkRr/rE9/Qpg6aAZGJwFDMVNA/GpGFF93hXpG5KkN"</text:span><text:span text:style-name="T33"> crossorigin=</text:span><text:span text:style-name="T35">"anonymous"</text:span><text:span text:style-name="T33">&gt;&lt;/script&gt;</text:span></text:p>
      <text:p text:style-name="P42"><text:soft-page-break/><text:span text:style-name="T32">&lt;script src=</text:span><text:span text:style-name="T34">"https://cdnjs.cloudflare.com/ajax/libs/popper.js/1.12.9/umd/popper.min.js"</text:span><text:span text:style-name="T32"> integrity=</text:span><text:span text:style-name="T34">"sha384-ApNbgh9B+Y1QKtv3Rn7W3mgPxhU9K/ScQsAP7hUibX39j7fakFPskvXusvfa0b4Q"</text:span><text:span text:style-name="T32"> crossorigin=</text:span><text:span text:style-name="T34">"anonymous"</text:span><text:span text:style-name="T32">&gt;&lt;/script&gt;</text:span></text:p>
      <text:p text:style-name="P42"><text:span text:style-name="T32">&lt;script src=</text:span><text:span text:style-name="T34">"https://maxcdn.bootstrapcdn.com/bootstrap/4.0.0/js/bootstrap.min.js"</text:span><text:span text:style-name="T32"> integrity=</text:span><text:span text:style-name="T34">"sha384-JZR6Spejh4U02d8jOt6vLEHfe/JQGiRRSQQxSfFWpi1MquVdAyjUar5+76PVCmYl"</text:span><text:span text:style-name="T32"> crossorigin=</text:span><text:span text:style-name="T34">"anonymous"</text:span><text:span text:style-name="T32">&gt;&lt;/script&gt;</text:span></text:p>
      <text:p text:style-name="P19">=&gt; Permet d’avoir accès au javascript prêt</text:p>
      <text:p text:style-name="P19"/>
      <text:p text:style-name="P19">2) Version téléchargée</text:p>
      <text:p text:style-name="P19"/>
      <text:p text:style-name="P19">Même principe de fonctionnement mais <text:span text:style-name="T40">remplacer les liens par des chemins vers les fichiers.</text:span></text:p>
      <text:p text:style-name="P16"/>
      <text:p text:style-name="P41">(Pourquoi affichage différent? <text:span text:style-name="T42">=&gt; versions ?</text:span>)</text:p>
      <text:p text:style-name="P41"/>
      <text:p text:style-name="P20">Utilisation : Utiliser la doc, copier coller les fonctions dont on a besoin, <text:span text:style-name="T41">mélanger classes pour avoir bon résultat (ex avec testaccordion.html, mélange accordéon/grid)</text:span></text:p>
      <text:p text:style-name="P20"/>
      <text:p text:style-name="P20"><text:span text:style-name="T10"><text:tab/></text:span><text:span text:style-name="T4">NPM/</text:span><text:span text:style-name="T5">NodeJS</text:span><text:span text:style-name="T4"> :</text:span></text:p>
      <text:p text:style-name="P34"/>
      <text:p text:style-name="P21">En installant node js, <text:span text:style-name="T42">npm </text:span>s’installe automoatiquement. Permet d’installer des modules tels que bootstrap, node js, etc. S’utilise comme « sudo apt install… » =&gt; npm install …</text:p>
      <text:p text:style-name="P22">Privilégier installation par invit de cmd quand beaucoup de modules à installer.</text:p>
      <text:p text:style-name="P22"/>
      <text:p text:style-name="P23">NodeJS est un type de serveur JavaScript.</text:p>
      <text:p text:style-name="P22"/>
      <text:p text:style-name="P22"><text:span text:style-name="T9"><text:tab/></text:span><text:span text:style-name="T5">Tomcat :</text:span></text:p>
      <text:p text:style-name="P35"/>
      <text:p text:style-name="P23">Un serveur permet de faire le lien entre notre PC et une base de données : on demande au serveur, le serveur demande à BDD, qui renvoie au serv et qui répond à notre requête.</text:p>
      <text:p text:style-name="P23">Un serveur Tomcat est un serveur Java, qui se base sur Apache. </text:p>
      <text:p text:style-name="P23">=&gt; Il faut installer Java (Oracle), puis Apache Tomcat (installe Apache puis Tomcat).</text:p>
      <text:p text:style-name="P23"/>
      <text:p text:style-name="P23"><text:tab/><text:span text:style-name="T1">Yoeman/Gulp :</text:span></text:p>
      <text:p text:style-name="P36"/>
      <text:p text:style-name="P14"><text:span text:style-name="T20">NPM permettait de télécharger des modules. Yoeman permet d’en lancer, de les initialiser, </text:span><text:span text:style-name="T21">par exemple permet de créer thème liferay</text:span><text:span text:style-name="T20">. Quant à gulp, il les déploie, permet de les </text:span><text:span text:style-name="T21">faire apparaître sur le site.</text:span></text:p>
      <text:p text:style-name="P24"/>
      <text:p text:style-name="P46"><text:span text:style-name="T21"><text:tab/></text:span><text:span text:style-name="T29">Javascript :</text:span></text:p>
      <text:p text:style-name="P37"/>
      <text:p text:style-name="P25">Permet de rendre un site dynamique à l’aide de fonctions, s’incorpore dans les fichiers html/css avec la balise &lt;script&gt; soit en écrivant le code au milieu, soit en appelant un fichier js : &lt;script src=’***.js’&gt;&lt;/script&gt;</text:p>
      <text:p text:style-name="P25"/>
      <text:p text:style-name="P25"><text:tab/><text:span text:style-name="T7">J</text:span><text:span text:style-name="T8">Q</text:span><text:span text:style-name="T7">uery :</text:span></text:p>
      <text:p text:style-name="P40"/>
      <text:p text:style-name="P15"><text:span text:style-name="T22">A la manière de bootstrap pour le css, propose un ensemble de méthodes Javascript toutes prêtes, permettant d’apporter de l’animation </text:span><text:span text:style-name="T23">et de l’interaction (le site réagit selon des event) </text:span><text:span text:style-name="T22">au site notamment en sélectionnant des balises/selecteurs sur lesquels appliquer les méthodes (grâce à $(.) ). </text:span><text:span text:style-name="T23"><text:s/>Par exemple $('p').on( 'click', function (</text:span><text:span text:style-name="T24">event</text:span><text:span text:style-name="T23">) …) </text:span><text:soft-page-break/><text:span text:style-name="T23">pour réagir au clic sur les balises &lt;p&gt;. </text:span><text:span text:style-name="T24">Au clic, un objet event est produit, possède propriétés (équivalent de attributs dans classes java).</text:span></text:p>
      <text:p text:style-name="P31"/>
      <text:p text:style-name="P30">Pour l’utiliser, dl et mettre en src script ou utiliser &lt;script src="//code.jquery.com/jquery-1.12.0.min.js"&gt;&lt;/script&gt; (puis utiliser un autre &lt;script&gt; ou on y fait appel.).</text:p>
      <text:p text:style-name="P25"/>
      <text:p text:style-name="P43"><text:span text:style-name="T18"><text:tab/></text:span><text:span text:style-name="T26">Snippets :</text:span></text:p>
      <text:p text:style-name="P38"/>
      <text:p text:style-name="P45"><text:span text:style-name="T30">E</text:span><text:span text:style-name="T18">nsemble de raccourcis qui permettent, en les rentrant sur l’éditeur, de faire apparaître des lignes de codes préparées. Pour pouvoir en utiliser un nouveau sur VSCode : File → Preferences → User Snippets → New Global Snippets file et coller le fichier snippet fourni.</text:span></text:p>
      <text:p text:style-name="P24"/>
      <text:p text:style-name="P14"><text:span text:style-name="T21"><text:tab/></text:span><text:span text:style-name="T25">Liferay :</text:span></text:p>
      <text:p text:style-name="P37"/>
      <text:p text:style-name="P25">Utilise tout ce qui a été défini précédemment et permet de personnaliser des pages web, à la manière de Wix ou Wordpress mais : permet de créer ses propres modules en les codant avant de les coller sur le site, site entièrement modulable.</text:p>
      <text:p text:style-name="P25"/>
      <text:p text:style-name="P25"/>
      <text:p text:style-name="P25">Pour créer un thème :</text:p>
      <text:p text:style-name="P25"/>
      <text:p text:style-name="P43"><text:span text:style-name="T18">- Dans le powershell, se placer dans le dossier liferay et lancer </text:span><text:span text:style-name="T27">yo liferay-theme </text:span><text:span text:style-name="T18">et répondre aux questions.</text:span></text:p>
      <text:p text:style-name="P43"><text:span text:style-name="T18">- Se placer dans le dossier créé et lancer </text:span><text:span text:style-name="T27">gulp deploy</text:span></text:p>
      <text:p text:style-name="P43"><text:span text:style-name="T27">- </text:span><text:span text:style-name="T18">On peut alors modifier les fichiers dans le dossier et relancer </text:span><text:span text:style-name="T27">gulp deploy </text:span><text:span text:style-name="T18">à chaque fois qu’on veut actualiser le thème disponible sur notre site.</text:span></text:p>
      <text:p text:style-name="P25"/>
      <text:p text:style-name="P25"/>
      <text:p text:style-name="P44"><text:span text:style-name="T18">Pour créer un widget/</text:span><text:span text:style-name="T31">module</text:span><text:span text:style-name="T18"> :</text:span></text:p>
      <text:p text:style-name="P26"/>
      <text:p text:style-name="P44"><text:span text:style-name="T18">- </text:span><text:span text:style-name="T31">Dans le powershell, se placer dans le dossier liferay et lancer </text:span><text:span text:style-name="T28">yo liferay-bundle </text:span><text:span text:style-name="T31">et répondre aux questions.</text:span></text:p>
      <text:p text:style-name="P44"><text:span text:style-name="T31">- Se placer dans le dossier créé et lancer </text:span><text:span text:style-name="T28">npm run deploy</text:span></text:p>
      <text:p text:style-name="P27">- Le widget est alors disponible sur le site, <text:s/>dans le + en haut à droite → Widgets → Sample.</text:p>
      <text:p text:style-name="P27"/>
      <text:p text:style-name="P28">Possibilité d’ajouter des modules activables et désactivables dans la partie « Pages ».</text:p>
      <text:p text:style-name="P28"/>
      <text:p text:style-name="P27"><text:tab/><text:span text:style-name="T6">Remarques que je sais pas où placer :</text:span></text:p>
      <text:p text:style-name="P39"/>
      <text:p text:style-name="P29">- <text:span text:style-name="T43">Possibilité de tout variabiliser en html/css/javascript, puis appeler la variable avec ${var} après avoir importé le fichier contenant les var.</text:span></text:p>
      <text:p text:style-name="P29">- <text:span text:style-name="T44">Le fichier init.ftl initialise des variables java, qui deviennent utilisables grâce à fichier .xml (fichier de config).</text:span></text:p>
      <text:p text:style-name="P48"><text:span text:style-name="T38">- </text:span><text:span text:style-name="T39">Lorsqu’il y a des css qui en réécrivent d’autres mais que le résultat ne s’affiche pas, mettre «!important » après l’attribut (ex : </text:span><text:span text:style-name="T46">padding-left</text:span><text:span text:style-name="T48">: </text:span><text:span text:style-name="T50">0</text:span><text:span text:style-name="T48"> </text:span><text:span text:style-name="T51">!important</text:span><text:span text:style-name="T48"> ; </text:span><text:span text:style-name="T54">)</text:span></text:p>
      <text:p text:style-name="P48"><text:span text:style-name="T5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06-25T10:08:34.517559297</dc:date>
    <meta:editing-duration>PT2H50M1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4" meta:paragraph-count="83" meta:word-count="1115" meta:character-count="7498" meta:non-whitespace-character-count="6447"/>
  </office:meta>
</office:document-meta>
</file>